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margin-left="2.501cm" fo:margin-right="0cm" fo:text-align="justify" style:justify-single-word="false" fo:text-indent="0cm" style:auto-text-indent="false"/>
      <style:text-properties fo:font-style="normal" style:font-style-asian="normal" style:font-style-complex="normal"/>
    </style:style>
    <style:style style:name="P3" style:family="paragraph" style:parent-style-name="Text_20_body">
      <style:paragraph-properties fo:margin-left="2.501cm" fo:margin-right="0cm" fo:text-align="justify" style:justify-single-word="false" fo:text-indent="0cm" style:auto-text-indent="false"/>
    </style:style>
    <style:style style:name="P4" style:family="paragraph" style:parent-style-name="Text_20_body">
      <style:paragraph-properties fo:margin-left="1.251cm" fo:margin-right="0cm" fo:text-align="justify" style:justify-single-word="false" fo:text-indent="0cm" style:auto-text-indent="false"/>
    </style:style>
    <style:style style:name="P5" style:family="paragraph" style:parent-style-name="Text_20_body">
      <style:paragraph-properties fo:margin-left="1.251cm" fo:margin-right="0cm" fo:text-align="justify" style:justify-single-word="false" fo:text-indent="0cm" style:auto-text-indent="false"/>
      <style:text-properties fo:font-style="normal" style:font-style-asian="normal" style:font-style-complex="normal"/>
    </style:style>
    <style:style style:name="P6" style:family="paragraph" style:parent-style-name="Text_20_body" style:list-style-name="L1">
      <style:paragraph-properties fo:text-align="justify" style:justify-single-word="false"/>
    </style:style>
    <style:style style:name="P7" style:family="paragraph" style:parent-style-name="Text_20_body" style:list-style-name="L2">
      <style:paragraph-properties fo:text-align="justify" style:justify-single-word="false"/>
    </style:style>
    <style:style style:name="P8" style:family="paragraph" style:parent-style-name="Text_20_body" style:list-style-name="L3">
      <style:paragraph-properties fo:text-align="justify" style:justify-single-word="false"/>
      <style:text-properties fo:font-style="normal" style:font-style-asian="normal" style:font-style-complex="normal"/>
    </style:style>
    <style:style style:name="P9" style:family="paragraph" style:parent-style-name="Text_20_body" style:list-style-name="L1">
      <style:paragraph-properties fo:text-align="justify" style:justify-single-word="false"/>
      <style:text-properties fo:font-style="normal" style:font-style-asian="normal" style:font-style-complex="normal"/>
    </style:style>
    <style:style style:name="P10" style:family="paragraph" style:parent-style-name="Text_20_body" style:list-style-name="L4">
      <style:paragraph-properties fo:text-align="justify" style:justify-single-word="false"/>
      <style:text-properties fo:font-style="normal" style:font-style-asian="normal" style:font-style-complex="normal"/>
    </style:style>
    <style:style style:name="P11" style:family="paragraph" style:parent-style-name="Text_20_body" style:list-style-name="L4">
      <style:paragraph-properties fo:text-align="justify" style:justify-single-word="false"/>
      <style:text-properties fo:language="en" fo:country="GB" fo:font-style="normal" style:font-style-asian="normal" style:font-style-complex="normal"/>
    </style:style>
    <style:style style:name="P12" style:family="paragraph" style:parent-style-name="Text_20_body">
      <style:paragraph-properties fo:margin-left="2.489cm" fo:margin-right="0cm" fo:text-align="justify" style:justify-single-word="false" fo:text-indent="0cm" style:auto-text-indent="false"/>
      <style:text-properties fo:font-style="normal" style:font-style-asian="normal" style:font-style-complex="normal"/>
    </style:style>
    <style:style style:name="P13" style:family="paragraph" style:parent-style-name="Heading_20_1">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Documentación General</text:h>
      <text:h text:style-name="Heading_20_2" text:outline-level="2">Nombre del proyecto</text:h>
      <text:p text:style-name="P1">ZEND IFC CONTROLLER ACTION CONFIGURATION</text:p>
      <text:h text:style-name="Heading_20_2" text:outline-level="2">Resumen</text:h>
      <text:p text:style-name="P1">Recursos <text:a xlink:type="simple" xlink:href="http://framework.zend.com/manual/en/zend.application.theory-of-operation.html#zend.application.theory-of-operation"><text:span text:style-name="T1">Zend_Application_Resource</text:span></text:a>, sistema de parametrización de <text:a xlink:type="simple" xlink:href="http://framework.zend.com/manual/en/zend.controller.action.html"><text:span text:style-name="T1">Zend_Controller_Action</text:span></text:a> a través de ficheros de configuración y módulos para <text:a xlink:type="simple" xlink:href="http://framework.zend.com/">Zend Framework</text:a> (versión 1.11).</text:p>
      <text:h text:style-name="Heading_20_2" text:outline-level="2">Descripción</text:h>
      <text:p text:style-name="P1">El proyecto incluye tres partes diferenciadas pero todas relacionados con <text:a xlink:type="simple" xlink:href="http://framework.zend.com/">Zend Framework</text:a>, que son la siguientes:</text:p>
      <text:list xml:id="list7415675221" text:style-name="L1">
        <text:list-item>
          <text:p text:style-name="P6"><text:a xlink:type="simple" xlink:href="http://framework.zend.com/manual/en/zend.application.theory-of-operation.html#zend.application.theory-of-operation"><text:span text:style-name="T1">Zend_Application_Resource</text:span></text:a>.</text:p>
        </text:list-item>
      </text:list>
      <text:p text:style-name="P4">El proyecto contiene algunas clases que heredan de la clase abstracta <text:a xlink:type="simple" xlink:href="http://framework.zend.com/manual/en/zend.application.core-functionality.html#zend.application.core-functionality.resource-resourceabstract"><text:span text:style-name="T1">Zend_Application_Resource_ResourceAbstract</text:span></text:a> proporcionada por el mismo <text:span text:style-name="T1">Zend framework</text:span> y que se utilizan para poder establecer parametrizaciones del <text:span text:style-name="T1">framework</text:span> a través del fichero de configuración (.ini, .xml, …) que se carga en el <text:span text:style-name="T1">bootstrap</text:span><text:span text:style-name="T2"> de la aplicación (se puede obtener una referencia a este concepto en la documentación de ZF, concretamente en </text:span><text:a xlink:type="simple" xlink:href="http://framework.zend.com/manual/en/zend.application.theory-of-operation.html"><text:span text:style-name="T2">http://framework.zend.com/manual/en/zend.application.theory-of-operation.html</text:span></text:a><text:span text:style-name="T2">).</text:span></text:p>
      <text:p text:style-name="P5">Con estas clases he permitido parametrizar mediante esta funcionalidad ofrecida por ZF, algunos aspectos que no estaban implementados en la versión 1.11, que era la versión estable que había <text:s/>en el momento que empecé el desarrollo de este proyecto.</text:p>
      <text:list xml:id="list2076217184" text:continue-numbering="true" text:style-name="L1">
        <text:list-item>
          <text:p text:style-name="P6"><text:span text:style-name="T2">Sistema de parametrización de </text:span><text:a xlink:type="simple" xlink:href="http://framework.zend.com/manual/en/zend.controller.action.html"><text:span text:style-name="T1">Zend_Controller_Action</text:span></text:a><text:span text:style-name="T2">.</text:span></text:p>
        </text:list-item>
      </text:list>
      <text:p text:style-name="P5">Esta es la parte principal de éste proyecto. En esta parte he desarrollado un sistema que permite parametrizar las acciones (<text:a xlink:type="simple" xlink:href="http://framework.zend.com/manual/en/zend.controller.action.html"><text:span text:style-name="T1">Zend_Controller_Action</text:span></text:a>) a través de valores definidos en alguna base de datos (ficheros planos, base de datos relacionales, etc.); <text:s/>el proyecto también tiene una clase, <text:span text:style-name="T1">ifc\zend\resource\ModuleConfigurator</text:span>, <text:s/>que hereda de <text:s/><text:a xlink:type="simple" xlink:href="http://framework.zend.com/manual/en/zend.application.core-functionality.html#zend.application.core-functionality.resource-resourceabstract"><text:span text:style-name="T1">Zend_Application_Resource_ResourceAbstract</text:span></text:a><text:a xlink:type="simple" xlink:href="http://framework.zend.com/manual/en/zend.application.core-functionality.html#zend.application.core-functionality.resource-resourceabstract"> </text:a>que permite parametrizar este sistema a través del fichero de configuración de la a aplicación ZF (<text:a xlink:type="simple" xlink:href="http://framework.zend.com/manual/en/learning.quickstart.create-project.html#learning.quickstart.create-project.configuration">application.ini</text:a>) permitiendo definir las implementaciones de los plugins que ejecutan las configuraciones.</text:p>
      <text:p text:style-name="P5">A continuación se detalla las distintas partes que componen este sistema:</text:p>
      <text:list xml:id="list480712150" text:style-name="L2">
        <text:list-item>
          <text:p text:style-name="P7"><text:span text:style-name="T2">El sistema está preparado para poder obtener los valores de los parámetros de cualquier tipo base de datos, no obstante el proyecto solo tiene implementado una clase que permite obtener los parámetros de un fichero de configuración, del tipo .ini, almacenado en un directorio que puede ser localizado desde el directorio raíz del módulo al cual pertenece la acción que se está ejecutando en cada llamada; está clase es </text:span><text:span text:style-name="T1">ifc\zend\controller\action\helper\configurator\Standar</text:span></text:p>
        </text:list-item>
        <text:list-item>
          <text:p text:style-name="P7"><text:span text:style-name="T2">Posteriormente a la carga de los valores de los parámetros de cada acción, el sistema ejecuta, a través de un configurador, la ejecución de todas las configuraciones correspondientes a la acción; el configurador, tiene que ser una clase que implemente la interfaz </text:span><text:span text:style-name="T1">ifc\zend\controller\action\configurator\ConfiguratorInterface.</text:span><text:span text:style-name="T2"> El configurador es el que gestiona y coordina la carga de las parametrizaciones asociadas a la acción que se ejecuta en cada llamada.</text:span></text:p>
        </text:list-item>
      </text:list>
      <text:p text:style-name="P3"><text:span text:style-name="T2">El proyecto contiene la implementación de una clase abstracta, </text:span><text:soft-page-break/><text:span text:style-name="T1">ifc\zend\controller\action\configurator\ConfiguratorAbstract</text:span><text:span text:style-name="T2">, que contiene ciertas funciones que se han considerado que pueden ser globales a los distintos configuradores que se pueden necesitar implementar, y también la implementación de un configurador, </text:span><text:span text:style-name="T1">ifc\zend\controller\action\configurator\Basic</text:span><text:span text:style-name="T2"> es una clase que hereda de la esa clase abstracta y permite definir configuraciones en los siguientes niveles:</text:span></text:p>
      <text:list xml:id="list541469594" text:style-name="L3">
        <text:list-item>
          <text:p text:style-name="P8">Módulo: se aplican las configuraciones a todos los controladores y acciones de cada controlador que están definidos en el módulo.</text:p>
        </text:list-item>
        <text:list-item>
          <text:p text:style-name="P8">Controlador: se aplican las configuraciones a todas las acciones del controlador. </text:p>
        </text:list-item>
        <text:list-item>
          <text:p text:style-name="P8">Acción: solo se aplican las configuraciones a la acción específicada</text:p>
        </text:list-item>
      </text:list>
      <text:p text:style-name="P12">No obstante, el sistema permite redefinir los valores de las configuraciones que se han definido en un nivel superior y así cambiar los valores de las configuración en algún controlador y/o acción concreto que lo requiera.</text:p>
      <text:list xml:id="list672512135" text:continue-list="list480712150" text:style-name="L2">
        <text:list-item>
          <text:p text:style-name="P7"><text:span text:style-name="T2">El configuración gestiona y coordina configuraciones, que son objectos de clases que implementan la interfaz </text:span><text:span text:style-name="T1">ifc\zend\controller\action\configuration\ConfigurationInterface</text:span><text:span text:style-name="T2">, o heredan de la clase abstracta </text:span><text:span text:style-name="T1">ifc\zend\controller\action\configuration\ConfigurationAbstract</text:span><text:span text:style-name="T2">, que implementa dicha interfaz, pero proporciona la implementación de ciertos métodos que se han considerado que pueden ser de uso común en la implementación de distintas configuraciones.</text:span></text:p>
        </text:list-item>
      </text:list>
      <text:p text:style-name="P2">Las configuraciones, son las que almacenan los valores de los parámetros, obteniendo estos de algún tipo de base de datos, y las que ejecutan las operaciones de parametrización, que se requieren en la acción o por alguno de los componentes que ésta utiliza.</text:p>
      <text:p text:style-name="P3"><text:span text:style-name="T2">El proyecto proporciona ciertas configuraciones implementadas, para parametrizar ciertas acciones requeridas por las acciones y para ciertos componentes; todas ellas se encuentra definidas dentro del espacio de nombres </text:span><text:span text:style-name="T1">ifc\zend\controller\action\configuration</text:span><text:span text:style-name="T2">.</text:span></text:p>
      <text:p text:style-name="P5"/>
      <text:list xml:id="list1060760969" text:continue-list="list2076217184" text:style-name="L1">
        <text:list-item>
          <text:p text:style-name="P9">Modulos para aplicaciones.</text:p>
        </text:list-item>
      </text:list>
      <text:p text:style-name="P5">El proyecto también contiene la implementación de dos módulos que pueden ser utilizados en multitud en varias aplicaciones web debido a la funcionalidad que implementan; no obstante los módulos se encuentran en una versión <text:span text:style-name="T1">alpha</text:span> por lo que no ofrecen todas las funcionalidades que deberían ofrecer, además de necesitar ser más ampliamente testeados. Los módulos son los siguientes:</text:p>
      <text:list xml:id="list1862659800" text:style-name="L4">
        <text:list-item>
          <text:p text:style-name="P11">Módulo de autenticación (acceso al sistema).</text:p>
        </text:list-item>
      </text:list>
      <text:p text:style-name="P2">El módulo ofrece un sistema de autenticación basado en objetos de clases mapeados sobre una base de datos relacional a través del ORM (<text:span text:style-name="T1">Object Relational Mapper</text:span>) <text:a xlink:type="simple" xlink:href="http://www.doctrine-project.org/">Doctrine</text:a> (versión 2.0.1), permitiendo utilizar cualquier sistema gestor de base de datos soportado por <text:a xlink:type="simple" xlink:href="http://www.doctrine-project.org/">Doctrine</text:a>.</text:p>
      <text:p text:style-name="P2">El módulo tiene implementado las funcionales de inicio de sesión (<text:span text:style-name="T1">Log in</text:span>) y cierre de sesión (<text:span text:style-name="T1">Log out</text:span>), garantizando algunos aspectos de seguridad.</text:p>
      <text:list xml:id="list516506673" text:continue-numbering="true" text:style-name="L4">
        <text:list-item>
          <text:p text:style-name="P10">Módulo de control de excepciones.</text:p>
        </text:list-item>
      </text:list>
      <text:p text:style-name="P3"><text:span text:style-name="T2">El módulo permite capturar las excepciones para posteriormente registrar las en los registros (</text:span><text:span text:style-name="T1">logs</text:span><text:span text:style-name="T2">) del sistema, configurados en el </text:span><text:span text:style-name="T1">bootstrap</text:span><text:span text:style-name="T2"> de la aplicción Zend, y </text:span><text:soft-page-break/><text:span text:style-name="T2">posteriormente enviar una respuesta con el código HTTP de estado correspondiente y la página asociada al código de error con la información del error en el caso que se haya activado o no la opción de mostrar dicha informac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Fraixedes</meta:initial-creator>
    <meta:creation-date>2012-03-21T11:18:33</meta:creation-date>
    <dc:date>2012-09-06T14:05:18</dc:date>
    <dc:creator>Ivan Fraixedes</dc:creator>
    <meta:editing-duration>PT7H1M42S</meta:editing-duration>
    <meta:editing-cycles>49</meta:editing-cycles>
    <meta:generator>LibreOffice/3.5$Linux_x86 LibreOffice_project/350m1$Build-2</meta:generator>
    <meta:document-statistic meta:table-count="0" meta:image-count="0" meta:object-count="0" meta:page-count="3" meta:paragraph-count="30" meta:word-count="846" meta:character-count="4504" meta:non-whitespace-character-count="5265"/>
  </office:meta>
</office:document-meta>
</file>